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0D58D9C6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602cm, 2.033cm, 10.422cm, 3.626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54cm" svg:height="22.299cm" svg:x="1.092cm" svg:y="2.492cm">
          <draw:image xlink:href="Pictures/10000000000005E8000007E00D58D9C6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3-11T13:35:52.056639049</dc:date>
    <meta:editing-duration>PT3M34S</meta:editing-duration>
    <meta:editing-cycles>6</meta:editing-cycles>
    <meta:generator>LibreOffice/24.2.0.3$MacOSX_AARCH64 LibreOffice_project/da48488a73ddd66ea24cf16bbc4f7b9c08e9bea1</meta:generator>
    <meta:document-statistic meta:object-count="1"/>
  </office:meta>
</office:document-meta>
</file>